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tarSymbol" svg:font-family="StarSymbol"/>
    <style:font-face style:name="Times New Roman" svg:font-family="'Times New Roman', serif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/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paragraph-properties fo:margin-left="0in" fo:margin-right="0in" fo:margin-top="0.1701in" fo:margin-bottom="0.0799in" style:contextual-spacing="false" fo:text-indent="0in" style:auto-text-indent="false" fo:keep-with-next="always"/>
    </style:style>
    <style:style style:name="P5" style:family="paragraph" style:parent-style-name="Text_20_body">
      <style:paragraph-properties fo:margin-left="0in" fo:margin-right="0in" fo:margin-top="0.1701in" fo:margin-bottom="0.0799in" style:contextual-spacing="false" fo:text-align="center" style:justify-single-word="false" fo:text-indent="0in" style:auto-text-indent="false" fo:keep-with-next="always"/>
      <style:text-properties style:font-name="Times New Roman" fo:font-size="18pt" fo:font-weight="bold"/>
    </style:style>
    <style:style style:name="P6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style:font-name="Times New Roman" fo:font-size="16pt" fo:font-weight="bold"/>
    </style:style>
    <style:style style:name="P8" style:family="paragraph" style:parent-style-name="Text_20_body">
      <style:paragraph-properties fo:margin-top="0in" fo:margin-bottom="0.0799in" style:contextual-spacing="false"/>
    </style:style>
    <style:style style:name="P9" style:family="paragraph" style:parent-style-name="Text_20_body">
      <style:paragraph-properties fo:margin-top="0in" fo:margin-bottom="0.0799in" style:contextual-spacing="false"/>
      <style:text-properties style:font-name="Times New Roman" fo:font-size="16pt"/>
    </style:style>
    <style:style style:name="P10" style:family="paragraph" style:parent-style-name="Text_20_body">
      <style:paragraph-properties fo:margin-top="0in" fo:margin-bottom="0.0799in" style:contextual-spacing="false"/>
      <style:text-properties style:font-name="Times New Roman" fo:font-size="16pt" fo:font-weight="bold"/>
    </style:style>
    <style:style style:name="P11" style:family="paragraph" style:parent-style-name="Text_20_body">
      <style:paragraph-properties fo:margin-top="0in" fo:margin-bottom="0.0799in" style:contextual-spacing="false"/>
      <style:text-properties style:font-name="Times New Roman" fo:font-size="14pt"/>
    </style:style>
    <style:style style:name="P12" style:family="paragraph" style:parent-style-name="Text_20_body">
      <style:paragraph-properties fo:margin-left="1in" fo:margin-right="0in" fo:margin-top="0in" fo:margin-bottom="0.0799in" style:contextual-spacing="false" fo:text-indent="0in" style:auto-text-indent="false"/>
    </style:style>
    <style:style style:name="P13" style:family="paragraph" style:parent-style-name="Text_20_body">
      <style:paragraph-properties fo:margin-left="1in" fo:margin-right="0in" fo:margin-top="0in" fo:margin-bottom="0in" style:contextual-spacing="false" fo:text-indent="0in" style:auto-text-indent="false"/>
    </style:style>
    <style:style style:name="P14" style:family="paragraph" style:parent-style-name="Text_20_body">
      <style:paragraph-properties fo:margin-left="1in" fo:margin-right="0in" fo:margin-top="0in" fo:margin-bottom="0in" style:contextual-spacing="false" fo:text-indent="0in" style:auto-text-indent="false"/>
      <style:text-properties style:font-name="Times New Roman" fo:font-size="12pt"/>
    </style:style>
    <style:style style:name="P15" style:family="paragraph" style:parent-style-name="Text_20_body">
      <style:paragraph-properties fo:margin-left="1.25in" fo:margin-right="0in" fo:margin-top="0in" fo:margin-bottom="0in" style:contextual-spacing="false" fo:text-indent="0in" style:auto-text-indent="false"/>
    </style:style>
    <style:style style:name="P16" style:family="paragraph" style:parent-style-name="Text_20_body">
      <style:paragraph-properties fo:margin-left="1.5in" fo:margin-right="0in" fo:margin-top="0in" fo:margin-bottom="0in" style:contextual-spacing="false" fo:text-indent="0in" style:auto-text-indent="false"/>
      <style:text-properties style:font-name="Times New Roman" fo:font-size="12pt"/>
    </style:style>
    <style:style style:name="P17" style:family="paragraph" style:parent-style-name="Text_20_body">
      <style:paragraph-properties fo:margin-left="2in" fo:margin-right="0in" fo:margin-top="0in" fo:margin-bottom="0in" style:contextual-spacing="false" fo:text-indent="0in" style:auto-text-indent="false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style:style style:name="T3" style:family="text">
      <style:text-properties style:font-name="Times New Roman" fo:font-size="14pt" fo:font-style="italic" fo:font-weight="bold"/>
    </style:style>
    <style:style style:name="T4" style:family="text">
      <style:text-properties style:font-name="Times New Roman" fo:font-size="16pt"/>
    </style:style>
    <style:style style:name="T5" style:family="text">
      <style:text-properties style:font-name="Times New Roman" fo:font-size="16pt" fo:font-weight="bold"/>
    </style:style>
    <style:style style:name="T6" style:family="text">
      <style:text-properties style:font-name="Times New Roman" fo:font-size="13.5pt"/>
    </style:style>
    <style:style style:name="T7" style:family="text">
      <style:text-properties style:font-name="Times New Roman" fo:font-size="12pt"/>
    </style:style>
    <style:style style:name="T8" style:family="text">
      <style:text-properties fo:font-variant="normal" fo:text-transform="none" style:font-name="Times New Roman" fo:font-size="16pt"/>
    </style:style>
    <style:style style:name="T9" style:family="text">
      <style:text-properties fo:font-variant="normal" fo:text-transform="none" style:font-name="Times New Roman" fo:font-size="14pt"/>
    </style:style>
    <style:style style:name="T10" style:family="text">
      <style:text-properties fo:font-variant="normal" fo:text-transform="none" style:font-name="Times New Roman" fo:font-size="12pt"/>
    </style:style>
    <style:style style:name="T11" style:family="text">
      <style:text-properties fo:font-variant="normal" fo:text-transform="none" style:font-name="Times New Roman" fo:font-size="13.5pt"/>
    </style:style>
    <style:style style:name="T12" style:family="text">
      <style:text-properties fo:font-variant="normal" fo:text-transform="none" style:font-name="Symbol" fo:font-size="14pt"/>
    </style:style>
    <style:style style:name="T13" style:family="text">
      <style:text-properties fo:font-variant="normal" fo:text-transform="none" style:font-name="Symbol" fo:font-size="13.5pt"/>
    </style:style>
    <style:style style:name="T14" style:family="text">
      <style:text-properties style:font-name="Symbol" fo:font-size="14pt"/>
    </style:style>
    <style:style style:name="T15" style:family="text">
      <style:text-properties style:font-name="Symbol" fo:font-size="1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turday, 06 July 2013 - 17:00 - 18:00 GMT +7</text:p>
      <text:p text:style-name="P4"/>
      <text:p text:style-name="P5">Meeting Of Minutes</text:p>
      <text:p text:style-name="P10">Attendee:</text:p>
      <text:p text:style-name="P8"><text:s/><text:span text:style-name="T3">Skype</text:span><text:span text:style-name="T2">: Anh Quân, ThắngPC, HiếuTT, ThắngVM.</text:span></text:p>
      <text:p text:style-name="P8"><text:span text:style-name="T5">Mục đích</text:span><text:span text:style-name="T4">:</text:span></text:p>
      <text:p text:style-name="P8"><text:span text:style-name="T4">-</text:span><text:span text:style-name="T8"> </text:span><text:span text:style-name="T4">Hoàn thiện Mock up.</text:span></text:p>
      <text:p text:style-name="P8"><text:span text:style-name="T4">-</text:span><text:span text:style-name="T8"> </text:span><text:span text:style-name="T4">Thống nhất các page, function, lên kế hoạch, phân công công việc bắt đầu code.</text:span></text:p>
      <text:p text:style-name="P8"/>
      <text:p text:style-name="P7">Nội dung cuộc họp:</text:p>
      <text:p text:style-name="P9">1. Hoàn thiện Mock up:</text:p>
      <text:p text:style-name="P11">- Trang Personal không cần video, feedback:</text:p>
      <text:p text:style-name="P12"><text:span text:style-name="T14">·</text:span><text:span text:style-name="T12"> </text:span><text:span text:style-name="T1">Thêm link vào phía dưới footer.</text:span></text:p>
      <text:p text:style-name="P12"><text:span text:style-name="T15">·</text:span><text:span text:style-name="T13"> </text:span><text:span text:style-name="T6">Dễ dàng chuyển đổi giữa các trang, không cần cuộn lên trên đầu trang.</text:span></text:p>
      <text:p text:style-name="P12"><text:span text:style-name="T15">·</text:span><text:span text:style-name="T13"> </text:span><text:span text:style-name="T6">Đẩy vào footer 2 trang Personal để tránh trống trải.</text:span></text:p>
      <text:p text:style-name="P8"><text:span text:style-name="T2">- </text:span><text:span text:style-name="T1">Thêm Edit/Delete vào các Formula trong trang Personal Dashboard.</text:span></text:p>
      <text:p text:style-name="P12"><text:span text:style-name="T15">·</text:span><text:span text:style-name="T13"> </text:span><text:span text:style-name="T6">Link trực tiếp đến Edit và Delete, dễ dàng cho người sử dụng.</text:span></text:p>
      <text:p text:style-name="P8"><text:span text:style-name="T1">-</text:span><text:span text:style-name="T9"> </text:span><text:span text:style-name="T1">Bổ sung Thumbnail view – Preview.</text:span></text:p>
      <text:p text:style-name="P8"/>
      <text:p text:style-name="P12"><text:span text:style-name="T15">·</text:span><text:span text:style-name="T13"> </text:span><text:span text:style-name="T6">Hiển thị để người sử dụng dễ nhớ lại nội dung của Formula.</text:span></text:p>
      <text:p text:style-name="P12"><text:span text:style-name="T15">·</text:span><text:span text:style-name="T13"> </text:span><text:span text:style-name="T6">Nhờ tính năng Generate ra file ảnh.</text:span></text:p>
      <text:p text:style-name="P6"/>
      <text:p text:style-name="P8"><text:span text:style-name="T1">-</text:span><text:span text:style-name="T9"> </text:span><text:span text:style-name="T1">Bổ sung Link trong trang Admin – PostList.</text:span></text:p>
      <text:p text:style-name="P8"/>
      <text:p text:style-name="P12"><text:span text:style-name="T15">·</text:span><text:span text:style-name="T13"> </text:span><text:span text:style-name="T6">Admin có thể view formula tương đương như user thông thường.</text:span></text:p>
      <text:p text:style-name="P12"><text:span text:style-name="T15">·</text:span><text:span text:style-name="T13"> </text:span><text:span text:style-name="T6">Sửa Action View|Delte -&gt; Edit | Delete.</text:span></text:p>
      <text:p text:style-name="P12"><text:span text:style-name="T15">·</text:span><text:span text:style-name="T13"> </text:span><text:span text:style-name="T6">Add link to Post, để có thể dễ dàng click -&gt; Detail Page.</text:span></text:p>
      <text:p text:style-name="P12"/>
      <text:p text:style-name="P8"><text:span text:style-name="T1">-</text:span><text:span text:style-name="T9"> </text:span><text:span text:style-name="T1">Đặt Change Avatar trong một khung là chưa hợp lý.</text:span></text:p>
      <text:p text:style-name="P8"><text:span text:style-name="T4">2. Thống nhất các page, function, lên kế hoạch, phân công công việc bắt đầu code.</text:span></text:p>
      <text:p text:style-name="P8"><text:soft-page-break/></text:p>
      <text:p text:style-name="P11">- Làm giao diện trước:</text:p>
      <text:p text:style-name="P8"><text:span text:style-name="T15">·</text:span><text:span text:style-name="T13"> </text:span><text:span text:style-name="T6">Hiếu làm phần Admin.</text:span></text:p>
      <text:p text:style-name="P15"><text:span text:style-name="T7">-</text:span><text:span text:style-name="T10"> </text:span><text:span text:style-name="T7">Các phần đơn giản có thể làm được: User, Post ...</text:span></text:p>
      <text:p text:style-name="P15"><text:span text:style-name="T7">-</text:span><text:span text:style-name="T10"> </text:span><text:span text:style-name="T7">Authentication.</text:span></text:p>
      <text:p text:style-name="P8"><text:span text:style-name="T15">·</text:span><text:span text:style-name="T13"> </text:span><text:span text:style-name="T6">Thắng VM làm HTML - giao diện.</text:span></text:p>
      <text:p text:style-name="P8"><text:span text:style-name="T15">·</text:span><text:span text:style-name="T13"> </text:span><text:span text:style-name="T6">Thắng PC tìm hiểu về JavaScript - Webfont – MathJax: </text:span><text:a xlink:type="simple" xlink:href="http://www.mathjax.org/"><text:span text:style-name="T6">http://www.mathjax.org/</text:span></text:a><text:span text:style-name="T6"> </text:span></text:p>
      <text:p text:style-name="P11">- Làm xong Editor có tích hợp MathQuil.</text:p>
      <text:p text:style-name="P8"><text:span text:style-name="T15">·</text:span><text:span text:style-name="T13"> </text:span><text:span text:style-name="T6">Cho phép nhập liệu.</text:span></text:p>
      <text:p text:style-name="P8"><text:span text:style-name="T15">·</text:span><text:span text:style-name="T13"> </text:span><text:span text:style-name="T6">Chưa cần Login.</text:span></text:p>
      <text:p text:style-name="P8"><text:span text:style-name="T15">·</text:span><text:span text:style-name="T13"> </text:span><text:span text:style-name="T6">Chưa cần Save.</text:span></text:p>
      <text:p text:style-name="P8"><text:span text:style-name="T15">·</text:span><text:span text:style-name="T13"> </text:span><text:span text:style-name="T6">Chưa cần có Comment. </text:span></text:p>
      <text:p text:style-name="P8"><text:span text:style-name="T15">·</text:span><text:span text:style-name="T13"> </text:span><text:span text:style-name="T6">Trang Index.</text:span></text:p>
      <text:p text:style-name="P8"><text:span text:style-name="T15">·</text:span><text:span text:style-name="T13"> </text:span><text:a xlink:type="simple" xlink:href="http://mathquill.com/"><text:span text:style-name="T6">http://mathquill.com/</text:span></text:a><text:span text:style-name="T6">.</text:span></text:p>
      <text:p text:style-name="P11">- Coding Style.</text:p>
      <text:p text:style-name="P8"><text:span text:style-name="T15">·</text:span><text:span text:style-name="T13"> </text:span><text:span text:style-name="T6">*Quân đưa ra link tham khảo.</text:span></text:p>
      <text:p text:style-name="P11">- Cấu trúc Database.</text:p>
      <text:p text:style-name="P8"><text:span text:style-name="T15">·</text:span><text:span text:style-name="T13"> </text:span><text:span text:style-name="T6">User Table.</text:span></text:p>
      <text:p text:style-name="P13"><text:span text:style-name="T7">-</text:span><text:span text:style-name="T10"> </text:span><text:span text:style-name="T7">ID.</text:span></text:p>
      <text:p text:style-name="P13"><text:span text:style-name="T7">- </text:span><text:span text:style-name="T7">User_Name.</text:span></text:p>
      <text:p text:style-name="P13"><text:span text:style-name="T7">-</text:span><text:span text:style-name="T10"> </text:span><text:span text:style-name="T7">Password.</text:span></text:p>
      <text:p text:style-name="P13"><text:span text:style-name="T7">-</text:span><text:span text:style-name="T10"> </text:span><text:span text:style-name="T7">Email.</text:span></text:p>
      <text:p text:style-name="P13"><text:span text:style-name="T7">-</text:span><text:span text:style-name="T10"> </text:span><text:span text:style-name="T7">Full Name.</text:span></text:p>
      <text:p text:style-name="P13"><text:span text:style-name="T7">-</text:span><text:span text:style-name="T10"> </text:span><text:span text:style-name="T7">Date – Created.</text:span></text:p>
      <text:p text:style-name="P13"><text:span text:style-name="T7">-</text:span><text:span text:style-name="T10"> </text:span><text:span text:style-name="T7">isActive: 0: Unactive, 1: Actived, 2: Delete.</text:span></text:p>
      <text:p text:style-name="P13"><text:span text:style-name="T7">-</text:span><text:span text:style-name="T10"> </text:span><text:span text:style-name="T7">Oauth_ID: <text:s/>Login qua Google or Facebook or Twitter.</text:span></text:p>
      <text:p text:style-name="P16">Khóa ngoại.</text:p>
      <text:p text:style-name="P17"/>
      <text:p text:style-name="P8"><text:span text:style-name="T6">-</text:span><text:span text:style-name="T11"> </text:span><text:span text:style-name="T6">Oauth table</text:span></text:p>
      <text:p text:style-name="P13"><text:span text:style-name="T7">-</text:span><text:span text:style-name="T10"> </text:span><text:span text:style-name="T7">ID.</text:span></text:p>
      <text:p text:style-name="P13"><text:span text:style-name="T7">-</text:span><text:span text:style-name="T10"> </text:span><text:span text:style-name="T7">Name.</text:span></text:p>
      <text:p text:style-name="P13"><text:span text:style-name="T7">-</text:span><text:span text:style-name="T10"> </text:span><text:span text:style-name="T7">Temp: Tên, tuổi.</text:span></text:p>
      <text:p text:style-name="P14">Friend List.</text:p>
      <text:p text:style-name="P13"><text:span text:style-name="T7">-</text:span><text:span text:style-name="T10"> </text:span><text:span text:style-name="T7">Facebook's User ID.</text:span></text:p>
      <text:p text:style-name="P13"><text:span text:style-name="T7">-</text:span><text:span text:style-name="T10"> </text:span><text:span text:style-name="T7">access_token.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StarSymbol" svg:font-family="StarSymbol"/>
    <style:font-face style:name="Times New Roman" svg:font-family="'Times New Roman', serif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6T18:35:12.94</dc:date>
    <meta:editing-duration>PT4M25S</meta:editing-duration>
    <meta:editing-cycles>2</meta:editing-cycles>
    <meta:generator>LibreOffice/4.0.4.2$Windows_x86 LibreOffice_project/9e9821abd0ffdbc09cd8c52eaa574fa09eb08f2</meta:generator>
    <meta:document-statistic meta:table-count="0" meta:image-count="0" meta:object-count="0" meta:page-count="2" meta:paragraph-count="57" meta:word-count="356" meta:character-count="1787" meta:non-whitespace-character-count="1480"/>
  </office:meta>
</office:document-meta>
</file>